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Open Baskerville 0.0.75" officeooo:rsid="000dd7b4" officeooo:paragraph-rsid="000dd7b4"/>
    </style:style>
    <style:style style:name="P2" style:family="paragraph" style:parent-style-name="Heading_20_2">
      <style:text-properties style:font-name="Open Baskerville 0.0.75"/>
    </style:style>
    <style:style style:name="T1" style:family="text">
      <style:text-properties officeooo:rsid="000c6afb"/>
    </style:style>
    <style:style style:name="T2" style:family="text">
      <style:text-properties officeooo:rsid="000dd7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Validation finite state automaton to state<text:span text:style-name="T2">s and</text:span> transition <text:span text:style-name="T1">table</text:span></text:h>
      <text:p text:style-name="P1">When we were making our finite state automaton we looked at our state description and made sure that all states were represented, then we used our state transition table to make sure all transitions were correctly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6:29:57.440230725</meta:creation-date>
    <dc:date>2015-03-11T17:15:54.412156238</dc:date>
    <meta:editing-duration>PT16S</meta:editing-duration>
    <meta:editing-cycles>1</meta:editing-cycles>
    <meta:document-statistic meta:table-count="0" meta:image-count="0" meta:object-count="0" meta:page-count="1" meta:paragraph-count="2" meta:word-count="46" meta:character-count="290" meta:non-whitespace-character-count="246"/>
    <meta:generator>LibreOffice/4.3.3.2$Linux_X86_64 LibreOffice_project/430m0$Build-2</meta:generator>
  </office:meta>
</office:document-meta>
</file>